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61" style:family="table-cell" style:parent-style-name="Default" style:data-style-name="N37">
      <style:table-cell-properties fo:background-color="#f6f9d4" fo:border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6f9d4" fo:border="0.74pt solid #000000"/>
      <style:text-properties style:font-name="Arial" fo:font-weight="normal" style:font-weight-asian="normal" style:font-weight-complex="normal"/>
    </style:style>
    <style:style style:name="ce63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default-cell-style-name="Default"/>
        <table:table-column table:style-name="co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11" table:default-cell-style-name="ce228"/>
        <table:table-column table:style-name="co3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62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78"/>
          <table:covered-table-cell table:style-name="ce221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227" office:value-type="date" office:date-value="2022-10-01" calcext:value-type="date">
            <text:p>01.10.22</text:p>
          </table:table-cell>
          <table:table-cell table:style-name="ce61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63" office:value-type="string" calcext:value-type="string">
            <text:p>Posten</text:p>
          </table:table-cell>
          <table:table-cell table:style-name="ce12" office:value-type="string" calcext:value-type="string" table:number-columns-spanned="2" table:number-rows-spanned="1">
            <text:p>Budget</text:p>
          </table:table-cell>
          <table:covered-table-cell table:style-name="ce12"/>
          <table:table-cell table:style-name="ce199"/>
          <table:table-cell table:style-name="ce31" office:value-type="string" calcext:value-type="string" table:number-columns-spanned="2" table:number-rows-spanned="1">
            <text:p>Effektiv</text:p>
          </table:table-cell>
          <table:covered-table-cell table:style-name="ce31"/>
          <table:table-cell table:style-name="ce199"/>
          <table:table-cell table:style-name="ce39" office:value-type="string" calcext:value-type="string" table:number-columns-spanned="2" table:number-rows-spanned="1">
            <text:p>Studienfall</text:p>
          </table:table-cell>
          <table:covered-table-cell table:style-name="ce39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62"/>
          <table:table-cell table:number-columns-repeated="6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163"/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haben</text:p>
          </table:table-cell>
          <table:table-cell table:style-name="ce200"/>
          <table:table-cell table:style-name="ce31" office:value-type="string" calcext:value-type="string">
            <text:p>soll</text:p>
          </table:table-cell>
          <table:table-cell table:style-name="ce31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39" office:value-type="string" calcext:value-type="string">
            <text:p>haben</text:p>
          </table:table-cell>
          <table:table-cell table:number-columns-repeated="10"/>
          <table:table-cell table:style-name="ce62"/>
          <table:table-cell table:number-columns-repeated="13"/>
        </table:table-row>
        <table:table-row table:style-name="ro2">
          <table:table-cell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table:style-name="ce6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8" table:formula="of:=[.F5]" office:value-type="float" office:value="0" calcext:value-type="float">
            <text:p>0.00</text:p>
          </table:table-cell>
          <table:table-cell table:number-columns-repeated="10"/>
          <table:table-cell table:style-name="ce63" office:value-type="float" office:value="161.55" calcext:value-type="float">
            <text:p>161.55</text:p>
          </table:table-cell>
          <table:table-cell table:number-columns-repeated="11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11" table:style-name="ce229" office:value-type="float" office:value="124.35" calcext:value-type="float">
            <text:p>124.35</text:p>
          </table:table-cell>
          <table:table-cell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2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3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180"/>
          <table:table-cell table:number-columns-repeated="31"/>
        </table:table-row>
        <table:table-row table:style-name="ro2">
          <table:table-cell table:style-name="ce174" office:value-type="string" calcext:value-type="string">
            <text:p>Total</text:p>
          </table:table-cell>
          <table:table-cell table:style-name="ce192" table:formula="of:=SUM([.B4:.B36])" office:value-type="float" office:value="2761.29583333333" calcext:value-type="float">
            <text:p>2761.30</text:p>
          </table:table-cell>
          <table:table-cell table:style-name="ce192" table:formula="of:=SUM([.C4:.C36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4:.F36])-SUM([.E4:.E36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72.3" calcext:value-type="float">
            <text:p>2772.3</text:p>
          </table:table-cell>
          <table:table-cell table:formula="of:=SUM([.R2:.R36])" office:value-type="float" office:value="2585.5" calcext:value-type="float">
            <text:p>2585.5</text:p>
          </table:table-cell>
          <table:table-cell table:formula="of:=SUM([.S2:.S36])" office:value-type="float" office:value="2617.85" calcext:value-type="float">
            <text:p>2617.85</text:p>
          </table:table-cell>
          <table:table-cell table:formula="of:=SUM([.T2:.T36])" office:value-type="float" office:value="2541.5" calcext:value-type="float">
            <text:p>2541.5</text:p>
          </table:table-cell>
          <table:table-cell table:formula="of:=SUM([.U2:.U36])" office:value-type="float" office:value="2486.85" calcext:value-type="float">
            <text:p>2486.85</text:p>
          </table:table-cell>
          <table:table-cell table:formula="of:=SUM([.V2:.V36])" office:value-type="float" office:value="2847.85" calcext:value-type="float">
            <text:p>2847.85</text:p>
          </table:table-cell>
          <table:table-cell table:formula="of:=SUM([.W2:.W36])" office:value-type="float" office:value="2416.95" calcext:value-type="float">
            <text:p>2416.95</text:p>
          </table:table-cell>
          <table:table-cell table:formula="of:=SUM([.X2:.X36])" office:value-type="float" office:value="2285.95" calcext:value-type="float">
            <text:p>2285.95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2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2">
          <table:table-cell table:style-name="ce163" office:value-type="string" calcext:value-type="string">
            <text:p>Total</text:p>
          </table:table-cell>
          <table:table-cell table:style-name="ce194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0]-[.J37]" office:value-type="float" office:value="732.15" calcext:value-type="float">
            <text:p>732.15</text:p>
          </table:table-cell>
          <table:table-cell table:style-name="ce231" table:formula="of:=[.I20]-[.K37]" office:value-type="float" office:value="1018.05" calcext:value-type="float">
            <text:p>1018.05</text:p>
          </table:table-cell>
          <table:table-cell table:style-name="ce231" table:formula="of:=[.I20]-[.L37]" office:value-type="float" office:value="1449.05" calcext:value-type="float">
            <text:p>1449.05</text:p>
          </table:table-cell>
          <table:table-cell table:style-name="ce231" table:formula="of:=[.L20]-[.M37]" office:value-type="float" office:value="-2467.4" calcext:value-type="float">
            <text:p>-2467.4</text:p>
          </table:table-cell>
          <table:table-cell table:style-name="ce231" table:formula="of:=[.I20]-[.N37]" office:value-type="float" office:value="267.3" calcext:value-type="float">
            <text:p>267.3</text:p>
          </table:table-cell>
          <table:table-cell table:style-name="ce231" table:formula="of:=[.I20]-[.O37]" office:value-type="float" office:value="471.8" calcext:value-type="float">
            <text:p>471.8</text:p>
          </table:table-cell>
          <table:table-cell table:style-name="ce231" table:formula="of:=[.I20]-[.P37]" office:value-type="float" office:value="399.45" calcext:value-type="float">
            <text:p>399.45</text:p>
          </table:table-cell>
          <table:table-cell table:style-name="ce231" table:formula="of:=[.I20]-[.Q37]" office:value-type="float" office:value="396.7" calcext:value-type="float">
            <text:p>396.7</text:p>
          </table:table-cell>
          <table:table-cell table:style-name="ce231" table:formula="of:=[.I20]-[.R37]" office:value-type="float" office:value="583.5" calcext:value-type="float">
            <text:p>583.5</text:p>
          </table:table-cell>
          <table:table-cell table:style-name="ce231" table:formula="of:=[.I20]-[.S37]" office:value-type="float" office:value="551.15" calcext:value-type="float">
            <text:p>551.15</text:p>
          </table:table-cell>
          <table:table-cell table:style-name="ce231" table:formula="of:=[.I20]-[.T37]" office:value-type="float" office:value="627.5" calcext:value-type="float">
            <text:p>627.5</text:p>
          </table:table-cell>
          <table:table-cell table:style-name="ce231" table:formula="of:=[.I20]-[.U37]" office:value-type="float" office:value="682.15" calcext:value-type="float">
            <text:p>682.15</text:p>
          </table:table-cell>
          <table:table-cell table:style-name="ce247" table:formula="of:=[.I20]-[.V37]" office:value-type="float" office:value="321.15" calcext:value-type="float">
            <text:p>321.15</text:p>
          </table:table-cell>
          <table:table-cell table:style-name="ce247" table:formula="of:=[.I20]-[.W37]" office:value-type="float" office:value="752.05" calcext:value-type="float">
            <text:p>752.05</text:p>
          </table:table-cell>
          <table:table-cell table:style-name="ce247" table:formula="of:=[.I20]-[.X37]" office:value-type="float" office:value="883.05" calcext:value-type="float">
            <text:p>883.05</text:p>
          </table:table-cell>
          <table:table-cell table:style-name="ce247" table:formula="of:=[.I20]-[.Y37]" office:value-type="float" office:value="601.6" calcext:value-type="float">
            <text:p>601.6</text:p>
          </table:table-cell>
          <table:table-cell table:style-name="ce247" table:formula="of:=[.I20]-[.Z37]" office:value-type="float" office:value="642.1" calcext:value-type="float">
            <text:p>642.1</text:p>
          </table:table-cell>
          <table:table-cell table:style-name="ce247" table:formula="of:=[.I20]-[.AA37]" office:value-type="float" office:value="772.2" calcext:value-type="float">
            <text:p>772.2</text:p>
          </table:table-cell>
          <table:table-cell table:style-name="ce247" table:formula="of:=[.I20]-[.AB37]" office:value-type="float" office:value="1067.15" calcext:value-type="float">
            <text:p>1067.15</text:p>
          </table:table-cell>
          <table:table-cell table:style-name="ce247" table:formula="of:=[.I20]-[.AC37]" office:value-type="float" office:value="1018.05" calcext:value-type="float">
            <text:p>1018.05</text:p>
          </table:table-cell>
          <table:table-cell table:style-name="ce247" table:formula="of:=[.I20]-[.AD37]" office:value-type="float" office:value="1249.05" calcext:value-type="float">
            <text:p>1249.05</text:p>
          </table:table-cell>
          <table:table-cell table:style-name="ce247" table:formula="of:=[.I20]-[.AE37]" office:value-type="float" office:value="1077.55" calcext:value-type="float">
            <text:p>1077.55</text:p>
          </table:table-cell>
          <table:table-cell table:style-name="ce247" table:formula="of:=[.I20]-[.AF37]" office:value-type="float" office:value="856.5" calcext:value-type="float">
            <text:p>856.5</text:p>
          </table:table-cell>
          <table:table-cell table:style-name="ce247" table:formula="of:=[.I20]-[.AG37]" office:value-type="float" office:value="848.15" calcext:value-type="float">
            <text:p>848.15</text:p>
          </table:table-cell>
        </table:table-row>
        <table:table-row table:style-name="ro2">
          <table:table-cell table:style-name="ce176" office:value-type="string" calcext:value-type="string">
            <text:p>Pro Tag</text:p>
          </table:table-cell>
          <table:table-cell table:style-name="ce195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39]/30" office:value-type="float" office:value="24.405" calcext:value-type="float">
            <text:p>24.405</text:p>
          </table:table-cell>
          <table:table-cell table:style-name="ce232" table:formula="of:=[.K39]/30" office:value-type="float" office:value="33.935" calcext:value-type="float">
            <text:p>33.935</text:p>
          </table:table-cell>
          <table:table-cell table:style-name="ce232" table:formula="of:=[.L39]/30" office:value-type="float" office:value="48.3016666666667" calcext:value-type="float">
            <text:p>48.3016666666667</text:p>
          </table:table-cell>
          <table:table-cell table:style-name="ce232" table:formula="of:=[.M39]/30" office:value-type="float" office:value="-82.2466666666667" calcext:value-type="float">
            <text:p>-82.2466666666667</text:p>
          </table:table-cell>
          <table:table-cell table:style-name="ce232" table:formula="of:=[.N39]/30" office:value-type="float" office:value="8.91000000000001" calcext:value-type="float">
            <text:p>8.91000000000001</text:p>
          </table:table-cell>
          <table:table-cell table:style-name="ce232" table:formula="of:=[.O39]/30" office:value-type="float" office:value="15.7266666666667" calcext:value-type="float">
            <text:p>15.7266666666667</text:p>
          </table:table-cell>
          <table:table-cell table:style-name="ce232" table:formula="of:=[.P39]/30" office:value-type="float" office:value="13.315" calcext:value-type="float">
            <text:p>13.315</text:p>
          </table:table-cell>
          <table:table-cell table:style-name="ce232" table:formula="of:=[.Q39]/30" office:value-type="float" office:value="13.2233333333333" calcext:value-type="float">
            <text:p>13.2233333333333</text:p>
          </table:table-cell>
          <table:table-cell table:style-name="ce232" table:formula="of:=[.R39]/30" office:value-type="float" office:value="19.45" calcext:value-type="float">
            <text:p>19.45</text:p>
          </table:table-cell>
          <table:table-cell table:style-name="ce232" table:formula="of:=[.S39]/30" office:value-type="float" office:value="18.3716666666667" calcext:value-type="float">
            <text:p>18.3716666666667</text:p>
          </table:table-cell>
          <table:table-cell table:style-name="ce232" table:formula="of:=[.T39]/30" office:value-type="float" office:value="20.9166666666667" calcext:value-type="float">
            <text:p>20.9166666666667</text:p>
          </table:table-cell>
          <table:table-cell table:style-name="ce242" table:formula="of:=[.U39]/30" office:value-type="float" office:value="22.7383333333333" calcext:value-type="float">
            <text:p>22.7383333333333</text:p>
          </table:table-cell>
          <table:table-cell table:style-name="ce248" table:formula="of:=[.V39]/30" office:value-type="float" office:value="10.705" calcext:value-type="float">
            <text:p>10.705</text:p>
          </table:table-cell>
          <table:table-cell table:style-name="ce248" table:formula="of:=[.W39]/30" office:value-type="float" office:value="25.0683333333333" calcext:value-type="float">
            <text:p>25.0683333333333</text:p>
          </table:table-cell>
          <table:table-cell table:style-name="ce248" table:formula="of:=[.X39]/30" office:value-type="float" office:value="29.435" calcext:value-type="float">
            <text:p>29.435</text:p>
          </table:table-cell>
          <table:table-cell table:style-name="ce248" table:formula="of:=[.Y39]/30" office:value-type="float" office:value="20.0533333333333" calcext:value-type="float">
            <text:p>20.0533333333333</text:p>
          </table:table-cell>
          <table:table-cell table:style-name="ce248" table:formula="of:=[.Z39]/30" office:value-type="float" office:value="21.4033333333333" calcext:value-type="float">
            <text:p>21.4033333333333</text:p>
          </table:table-cell>
          <table:table-cell table:style-name="ce248" table:formula="of:=[.AA39]/30" office:value-type="float" office:value="25.74" calcext:value-type="float">
            <text:p>25.74</text:p>
          </table:table-cell>
          <table:table-cell table:style-name="ce248" table:formula="of:=[.AB39]/30" office:value-type="float" office:value="35.5716666666667" calcext:value-type="float">
            <text:p>35.5716666666667</text:p>
          </table:table-cell>
          <table:table-cell table:style-name="ce248" table:formula="of:=[.AC39]/30" office:value-type="float" office:value="33.935" calcext:value-type="float">
            <text:p>33.935</text:p>
          </table:table-cell>
          <table:table-cell table:style-name="ce248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2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7"/>
          <table:table-cell table:style-name="Default" office:value-type="float" office:value="74" calcext:value-type="float">
            <text:p>7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235" calcext:value-type="float">
            <text:p>3235</text:p>
          </table:table-cell>
          <table:table-cell table:style-name="Default" office:value-type="float" office:value="3361" calcext:value-type="float">
            <text:p>3361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office:value-type="float" office:value="1644" calcext:value-type="float">
            <text:p>164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office:value-type="float" office:value="2833" calcext:value-type="float">
            <text:p>2833</text:p>
          </table:table-cell>
          <table:table-cell table:style-name="Default" office:value-type="float" office:value="2897" calcext:value-type="float">
            <text:p>2897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794" calcext:value-type="float">
            <text:p>79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804" calcext:value-type="float">
            <text:p>80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office:value-type="float" office:value="7281" calcext:value-type="float">
            <text:p>7281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office:value-type="float" office:value="24656" calcext:value-type="float">
            <text:p>24656</text:p>
          </table:table-cell>
          <table:table-cell table:style-name="Default" office:value-type="float" office:value="24749" calcext:value-type="float">
            <text:p>24749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office:value-type="float" office:value="19916" calcext:value-type="float">
            <text:p>19916</text:p>
          </table:table-cell>
          <table:table-cell table:style-name="Default" office:value-type="float" office:value="19990" calcext:value-type="float">
            <text:p>19990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3" calcext:value-type="float">
            <text:p>3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5" calcext:value-type="float">
            <text:p>5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2648" calcext:value-type="float">
            <text:p>12648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15087" calcext:value-type="float">
            <text:p>115087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2323" calcext:value-type="float">
            <text:p>2323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1196" calcext:value-type="float">
            <text:p>1196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6944" calcext:value-type="float">
            <text:p>6944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37713" calcext:value-type="float">
            <text:p>37713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number-columns-repeated="5" table:style-name="Default" office:value-type="float" office:value="27" calcext:value-type="float">
            <text:p>27</text:p>
          </table:table-cell>
          <table:table-cell table:style-name="Default" table:number-columns-repeated="13"/>
        </table:table-row>
        <table:table-row table:style-name="ro3" table:number-rows-repeated="2">
          <table:table-cell table:style-name="Default"/>
          <table:table-cell/>
          <table:table-cell table:style-name="Default" table:number-columns-repeated="31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P66]/60" office:value-type="float" office:value="3944.93333333333" calcext:value-type="float">
            <text:p>3944.93333333333</text:p>
          </table:table-cell>
          <table:table-cell table:style-name="Default" table:number-columns-repeated="2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formula="of:=SUM([.Q44:.Q63])" office:value-type="float" office:value="236931" calcext:value-type="float">
            <text:p>236931</text:p>
          </table:table-cell>
          <table:table-cell table:style-name="Default" table:formula="of:=SUM([.R44:.R63])" office:value-type="float" office:value="237375" calcext:value-type="float">
            <text:p>237375</text:p>
          </table:table-cell>
          <table:table-cell table:style-name="Default" table:formula="of:=SUM([.S44:.S63])" office:value-type="float" office:value="238293" calcext:value-type="float">
            <text:p>238293</text:p>
          </table:table-cell>
          <table:table-cell table:style-name="Default" table:formula="of:=SUM([.T44:.T63])" office:value-type="float" office:value="239028" calcext:value-type="float">
            <text:p>239028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6]/24" office:value-type="float" office:value="164.372222222222" calcext:value-type="float">
            <text:p>164.372222222222</text:p>
          </table:table-cell>
          <table:table-cell table:style-name="Default" office:value-type="string" calcext:value-type="string">
            <text:p>Annahme 1 Minute konsum pro meinem video</text:p>
          </table:table-cell>
          <table:table-cell table:style-name="Default" table:number-columns-repeated="2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formula="of:=[.R66]-[.Q66]" office:value-type="float" office:value="444" calcext:value-type="float">
            <text:p>444</text:p>
          </table:table-cell>
          <table:table-cell table:style-name="Default" table:formula="of:=[.S66]-[.R66]" office:value-type="float" office:value="918" calcext:value-type="float">
            <text:p>918</text:p>
          </table:table-cell>
          <table:table-cell table:style-name="Default" table:formula="of:=[.T66]-[.S66]" office:value-type="float" office:value="735" calcext:value-type="float">
            <text:p>735</text:p>
          </table:table-cell>
          <table:table-cell table:style-name="Default" table:number-columns-repeated="13"/>
        </table:table-row>
        <table:table-row table:style-name="ro3">
          <table:table-cell table:style-name="Default"/>
          <table:table-cell/>
          <table:table-cell table:style-name="Default" table:number-columns-repeated="13"/>
          <table:table-cell table:style-name="Default" table:formula="of:=SUM([.P44:.P52])" office:value-type="float" office:value="60750" calcext:value-type="float">
            <text:p>60750</text:p>
          </table:table-cell>
          <table:table-cell table:style-name="Default" table:formula="of:=SUM([.Q44:.Q52])" office:value-type="float" office:value="60985" calcext:value-type="float">
            <text:p>60985</text:p>
          </table:table-cell>
          <table:table-cell table:style-name="Default" table:formula="of:=SUM([.R44:.R52])" office:value-type="float" office:value="61429" calcext:value-type="float">
            <text:p>61429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4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number-columns-repeated="15"/>
        </table:table-row>
        <table:table-row table:style-name="ro3">
          <table:table-cell table:style-name="Default"/>
          <table:table-cell/>
          <table:table-cell table:style-name="Default" table:number-columns-repeated="10"/>
          <table:table-cell table:style-name="Default" table:formula="of:=[.Q66]-[.P66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69]/60" office:value-type="float" office:value="7.4" calcext:value-type="float">
            <text:p>7.4</text:p>
          </table:table-cell>
          <table:table-cell table:style-name="Default" table:number-columns-repeated="15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3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08T10:47:11.423114180</dc:date>
    <meta:editing-duration>P8DT17H27M22S</meta:editing-duration>
    <meta:editing-cycles>195</meta:editing-cycles>
    <meta:print-date>2022-04-06T01:20:02.443000000</meta:print-date>
    <meta:document-statistic meta:table-count="5" meta:cell-count="1243" meta:object-count="0"/>
  </office:meta>
</office:document-meta>
</file>